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500000163458F1955DC5D1D77.png" manifest:media-type="image/png"/>
  <manifest:file-entry manifest:full-path="Pictures/1000000000000309000001C213ABC763A36EED34.png" manifest:media-type="image/png"/>
  <manifest:file-entry manifest:full-path="Pictures/10000000000002EE0000017C8AF1BDAB57094CCB.png" manifest:media-type="image/png"/>
  <manifest:file-entry manifest:full-path="Pictures/10000000000002DB000001736338E6CF16B683D9.png" manifest:media-type="image/png"/>
  <manifest:file-entry manifest:full-path="Pictures/10000000000002FA0000016EB0FE8AEE50FEDCF7.png" manifest:media-type="image/png"/>
  <manifest:file-entry manifest:full-path="Pictures/10000000000003320000015048BAED22EC1F6042.png" manifest:media-type="image/png"/>
  <manifest:file-entry manifest:full-path="Pictures/1000000000000335000001B5DE5DF3195E0C18CB.png" manifest:media-type="image/png"/>
  <manifest:file-entry manifest:full-path="Pictures/100000000000033900000165C8968B989983D492.png" manifest:media-type="image/png"/>
  <manifest:file-entry manifest:full-path="Pictures/1000000000000333000001C19197F9DFCC2752F0.png" manifest:media-type="image/png"/>
  <manifest:file-entry manifest:full-path="Pictures/10000000000003140000018023E235FB86145532.png" manifest:media-type="image/png"/>
  <manifest:file-entry manifest:full-path="Pictures/100000000000033C0000015D58897454AB8949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a79" officeooo:paragraph-rsid="00123a79"/>
    </style:style>
    <style:style style:name="P2" style:family="paragraph" style:parent-style-name="Standard">
      <style:text-properties officeooo:rsid="001263d2" officeooo:paragraph-rsid="001263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4 ANALYTICS ENGINEERING</text:p>
      <text:p text:style-name="P1"/>
      <text:p text:style-name="P1"/>
      <text:p text:style-name="P1"><draw:frame draw:style-name="fr2" draw:name="Image1" text:anchor-type="char" svg:width="17cm" svg:height="7.165cm" draw:z-index="0"><draw:image xlink:href="Pictures/100000000000033C0000015D58897454AB8949FE.png" xlink:type="simple" xlink:show="embed" xlink:actuate="onLoad" draw:mime-type="image/png"/></draw:frame>´</text:p>
      <text:p text:style-name="P1"><draw:frame draw:style-name="fr2" draw:name="Image2" text:anchor-type="char" svg:width="17cm" svg:height="9.319cm" draw:z-index="1"><draw:image xlink:href="Pictures/1000000000000333000001C19197F9DFCC2752F0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7cm" svg:height="9.049cm" draw:z-index="2"><draw:image xlink:href="Pictures/1000000000000335000001B5DE5DF3195E0C18CB.png" xlink:type="simple" xlink:show="embed" xlink:actuate="onLoad" draw:mime-type="image/png"/></draw:frame><text:soft-page-break/></text:p>
      <text:p text:style-name="P1"/>
      <text:p text:style-name="P1"><draw:frame draw:style-name="fr2" draw:name="Image4" text:anchor-type="char" svg:width="17cm" svg:height="8.165cm" draw:z-index="3"><draw:image xlink:href="Pictures/10000000000002FA0000016EB0FE8AEE50FEDCF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5" text:anchor-type="char" svg:width="17cm" svg:height="8.627cm" draw:z-index="4"><draw:image xlink:href="Pictures/10000000000002DB000001736338E6CF16B683D9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6" text:anchor-type="char" svg:width="17cm" svg:height="8.613cm" draw:z-index="5"><draw:image xlink:href="Pictures/10000000000002EE0000017C8AF1BDAB57094C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9.844cm" draw:z-index="6"><draw:image xlink:href="Pictures/1000000000000309000001C213ABC763A36EED34.png" xlink:type="simple" xlink:show="embed" xlink:actuate="onLoad" draw:mime-type="image/png"/></draw:frame><text:soft-page-break/></text:p>
      <text:p text:style-name="P1"/>
      <text:p text:style-name="P1"/>
      <text:p text:style-name="P1">======================</text:p>
      <text:p text:style-name="P1">WHAT IS DBT</text:p>
      <text:p text:style-name="P1"/>
      <text:p text:style-name="P1"><draw:frame draw:style-name="fr1" draw:name="Image8" text:anchor-type="char" svg:width="17cm" svg:height="7.35cm" draw:z-index="7"><draw:image xlink:href="Pictures/100000000000033500000163458F1955DC5D1D77.png" xlink:type="simple" xlink:show="embed" xlink:actuate="onLoad" draw:mime-type="image/png"/></draw:frame></text:p>
      <text:p text:style-name="P1"/>
      <text:p text:style-name="P1"><draw:frame draw:style-name="fr1" draw:name="Image9" text:anchor-type="char" svg:width="17cm" svg:height="8.283cm" draw:z-index="8"><draw:image xlink:href="Pictures/10000000000003140000018023E235FB86145532.png" xlink:type="simple" xlink:show="embed" xlink:actuate="onLoad" draw:mime-type="image/png"/></draw:frame><text:soft-page-break/></text:p>
      <text:p text:style-name="P2"><draw:frame draw:style-name="fr2" draw:name="Image10" text:anchor-type="char" svg:width="17cm" svg:height="6.981cm" draw:z-index="9"><draw:image xlink:href="Pictures/10000000000003320000015048BAED22EC1F6042.png" xlink:type="simple" xlink:show="embed" xlink:actuate="onLoad" draw:mime-type="image/png"/></draw:frame></text:p>
      <text:p text:style-name="P2"/>
      <text:p text:style-name="P2"><draw:frame draw:style-name="fr1" draw:name="Image11" text:anchor-type="char" svg:width="17cm" svg:height="7.355cm" draw:z-index="10"><draw:image xlink:href="Pictures/100000000000033900000165C8968B989983D49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07:38:42.736344056</meta:creation-date>
    <dc:date>2023-03-20T09:20:16.233996185</dc:date>
    <meta:editing-duration>PT1H21M13S</meta:editing-duration>
    <meta:editing-cycles>1</meta:editing-cycles>
    <meta:document-statistic meta:table-count="0" meta:image-count="11" meta:object-count="0" meta:page-count="5" meta:paragraph-count="4" meta:word-count="9" meta:character-count="62" meta:non-whitespace-character-count="57"/>
    <meta:generator>LibreOffice/7.3.7.2$Linux_X86_64 LibreOffice_project/30$Build-2</meta:generator>
  </office:meta>
</office:document-meta>
</file>